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968b6" officeooo:paragraph-rsid="000968b6" style:font-weight-asian="bold" style:font-weight-complex="bold"/>
    </style:style>
    <style:style style:name="P2" style:family="paragraph" style:parent-style-name="Standard">
      <style:text-properties officeooo:rsid="000968b6" officeooo:paragraph-rsid="000968b6"/>
    </style:style>
    <style:style style:name="P3" style:family="paragraph" style:parent-style-name="Standard">
      <style:text-properties officeooo:rsid="000af38d" officeooo:paragraph-rsid="000af38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d0aba" officeooo:paragraph-rsid="000d0aba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af38d" officeooo:paragraph-rsid="000af38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0aba" officeooo:paragraph-rsid="000d0aba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officeooo:rsid="000af38d" officeooo:paragraph-rsid="000af38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officeooo:rsid="000d1b4b" officeooo:paragraph-rsid="000d1b4b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bold" officeooo:rsid="000d1b4b" officeooo:paragraph-rsid="000d1b4b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text-properties style:text-underline-style="none" fo:font-weight="normal" officeooo:rsid="000af38d" officeooo:paragraph-rsid="000af38d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officeooo:rsid="000d0aba" officeooo:paragraph-rsid="000d0aba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d1b4b" officeooo:paragraph-rsid="000d1b4b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d1b4b" officeooo:paragraph-rsid="000dcb20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dcb20" officeooo:paragraph-rsid="000dcb20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f04b3" officeooo:paragraph-rsid="000f04b3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d36d7" officeooo:paragraph-rsid="000d36d7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fe42b" officeooo:paragraph-rsid="000fe42b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1060a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af38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bold" officeooo:rsid="000d0aba" style:font-weight-asian="bold" style:font-weight-complex="bold"/>
    </style:style>
    <style:style style:name="T7" style:family="text">
      <style:text-properties style:text-underline-style="none" fo:font-weight="normal" officeooo:rsid="000d0aba" style:font-weight-asian="normal" style:font-weight-complex="normal"/>
    </style:style>
    <style:style style:name="T8" style:family="text">
      <style:text-properties style:text-underline-style="none" officeooo:rsid="001060a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d0aba" style:font-weight-asian="bold" style:font-weight-complex="bold"/>
    </style:style>
    <style:style style:name="T11" style:family="text">
      <style:text-properties fo:font-weight="bold" officeooo:rsid="000d36d7" style:font-weight-asian="bold" style:font-weight-complex="bold"/>
    </style:style>
    <style:style style:name="T12" style:family="text">
      <style:text-properties fo:font-weight="bold" officeooo:rsid="000dcb20" style:font-weight-asian="bold" style:font-weight-complex="bold"/>
    </style:style>
    <style:style style:name="T13" style:family="text">
      <style:text-properties fo:font-weight="bold" officeooo:rsid="000f04b3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0d0aba"/>
    </style:style>
    <style:style style:name="T16" style:family="text">
      <style:text-properties officeooo:rsid="000d36d7"/>
    </style:style>
    <style:style style:name="T17" style:family="text">
      <style:text-properties officeooo:rsid="000dcb20"/>
    </style:style>
    <style:style style:name="T18" style:family="text">
      <style:text-properties officeooo:rsid="000f04b3"/>
    </style:style>
    <style:style style:name="T19" style:family="text">
      <style:text-properties officeooo:rsid="001060a2"/>
    </style:style>
    <style:style style:name="T20" style:family="text">
      <style:text-properties officeooo:rsid="0010bf9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-</text:span><text:span text:style-name="T1">The commas</text:span><text:span text:style-name="T3"> in the above sentences show the relationship between two subsequent noun phrases that follow each other. The phrase refer t</text:span><text:span text:style-name="T8">o</text:span><text:span text:style-name="T3"> the same person or thing.</text:span></text:p>
      <text:p text:style-name="P2"><text:span text:style-name="T5">-</text:span><text:span text:style-name="T3">We use commas to separate such noun </text:span><text:span text:style-name="T4">phrases that refer to the same thing or person</text:span></text:p>
      <text:p text:style-name="P3"><text:span text:style-name="T5">-</text:span><text:span text:style-name="T3">When commas are used this way,they are known as </text:span><text:span text:style-name="T1">commas in apposition</text:span></text:p>
      <text:p text:style-name="P7"/>
      <text:p text:style-name="P5">SLE PG 55 EXERCISE </text:p>
      <text:p text:style-name="P5"/>
      <text:p text:style-name="P5"/>
      <text:list xml:id="list129048492" text:style-name="L1">
        <text:list-item>
          <text:p text:style-name="P10">Mrs Mjanja<text:span text:style-name="T9">, </text:span>one of the adjudicators at the final<text:span text:style-name="T9">, </text:span>was very critical of some of the performances.</text:p>
        </text:list-item>
        <text:list-item>
          <text:p text:style-name="P10">Makini School<text:span text:style-name="T9">, </text:span>this year’s <text:s/>Nairobi County representatives<text:span text:style-name="T9">, </text:span><text:span text:style-name="T15">performed a riveting play.</text:span></text:p>
        </text:list-item>
        <text:list-item>
          <text:p text:style-name="P10">“<text:span text:style-name="T15">Beba Msalaba Wako”,</text:span><text:span text:style-name="T10"> </text:span><text:span text:style-name="T15">the winning Kiswahili play</text:span><text:span text:style-name="T10">, </text:span><text:span text:style-name="T15">was performed by Taita Taveta Primary School.</text:span></text:p>
        </text:list-item>
        <text:list-item>
          <text:p text:style-name="P11">Korr Primary School<text:span text:style-name="T9">, </text:span>a school from a remote part of Kenya<text:span text:style-name="T9">,</text:span> arrived just on time.</text:p>
        </text:list-item>
        <text:list-item>
          <text:p text:style-name="P18"><text:span text:style-name="T7">Some of the audience</text:span><text:span text:style-name="T6">,</text:span><text:span text:style-name="T7"> tired of waiting for the results,</text:span><text:span text:style-name="T6"> </text:span><text:span text:style-name="T7">started living the auditorium.</text:span></text:p>
        </text:list-item>
      </text:list>
      <text:p text:style-name="P4"/>
      <text:p text:style-name="P4"/>
      <text:p text:style-name="P8">Commas in list</text:p>
      <text:p text:style-name="P9">-<text:span text:style-name="T2">Commas</text:span><text:span text:style-name="T14"> are also used to separate items in a list.</text:span></text:p>
      <text:p text:style-name="P9"><text:span text:style-name="T14">- We put commas after every item except the last one, where we put </text:span><text:span text:style-name="T2">and </text:span><text:span text:style-name="T14">or </text:span><text:span text:style-name="T2">or</text:span><text:span text:style-name="T14"> between the last two items. </text:span></text:p>
      <text:p text:style-name="P4"/>
      <text:p text:style-name="P4"/>
      <text:p text:style-name="P6">SLE PG 56 EXERCISE</text:p>
      <text:p text:style-name="P6"/>
      <text:p text:style-name="P6"/>
      <text:list xml:id="list1348990725" text:style-name="L2">
        <text:list-item>
          <text:p text:style-name="P12">Kabaa boys school had participants in coral verse<text:span text:style-name="T9">, </text:span>set piece<text:span text:style-name="T9">,</text:span> on composition and play during the County’s festival.</text:p>
        </text:list-item>
        <text:list-item>
          <text:p text:style-name="P13">The directors<text:span text:style-name="T9">,</text:span> <text:span text:style-name="T16">choreographers</text:span><text:span text:style-name="T11">,</text:span><text:span text:style-name="T16"> stage manager</text:span><text:span text:style-name="T11">,</text:span><text:span text:style-name="T16"> competitors and audience held their breath as the winners in own composition</text:span><text:span text:style-name="T11">, </text:span><text:span text:style-name="T16">Mbooni Primary School were announced.</text:span></text:p>
        </text:list-item>
        <text:list-item>
          <text:p text:style-name="P13"><text:span text:style-name="T16">The adjudicators</text:span><text:span text:style-name="T11">, </text:span><text:span text:style-name="T17">unanimously</text:span><text:span text:style-name="T12">,</text:span><text:span text:style-name="T17"> decided that Francis and Beatrice were the best actor and actress respectively.</text:span></text:p>
        </text:list-item>
        <text:list-item>
          <text:p text:style-name="P14">Next yea<text:span text:style-name="T20">r</text:span><text:span text:style-name="T9">, </text:span>the Kenya national schools and colleges drama festival<text:span text:style-name="T9">,</text:span>will be held at the Kiambu Institute Of Science and Technology<text:span text:style-name="T9">,</text:span> Kiambu County. </text:p>
        </text:list-item>
        <text:list-item>
          <text:p text:style-name="P14">The winners galla<text:span text:style-name="T9">,</text:span> performed for the president and other dignitaries<text:span text:style-name="T9">,</text:span> was held at state house<text:span text:style-name="T9">,</text:span> Nairobi from half past two in the afternoon.</text:p>
        </text:list-item>
        <text:list-item>
          <text:p text:style-name="P15">Ones the props backgrounds and lights are settled<text:span text:style-name="T9">,</text:span> the play will begin.</text:p>
        </text:list-item>
        <text:list-item>
          <text:p text:style-name="P15">Mukisa,the stage manager<text:span text:style-name="T9">, </text:span>enjoys during his job during important celebrations</text:p>
        </text:list-item>
        <text:list-item>
          <text:p text:style-name="P15">The costumes worn by the characters in the opera “Joseph’s multicoloured coat”</text:p>
          <text:p text:style-name="P16"><text:s/><text:span text:style-name="T18">performed by Catholic Parochial School</text:span><text:span text:style-name="T13">, </text:span><text:span text:style-name="T18">correctly depicted ancient culture.</text:span></text:p>
        </text:list-item>
        <text:list-item>
          <text:p text:style-name="P17">Lwak Girls<text:span text:style-name="T9">, </text:span>Butere Secondary<text:span text:style-name="T9">, </text:span>Wetlands primar<text:span text:style-name="T20">y</text:span><text:span text:style-name="T9">, </text:span><text:span text:style-name="T19">C</text:span>ost <text:span text:style-name="T19">G</text:span>irls and St Mary’s mosocho were to perform in that order.</text:p>
        </text:list-item>
        <text:list-item>
          <text:p text:style-name="P17">Susan<text:span text:style-name="T9">,</text:span>the little girl from Kisumu Primary School<text:span text:style-name="T9">,</text:span>can easily win the best soloist<text:span text:style-name="T9">,</text:span>the best dancer and the adjudicator’s awar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968b6" officeooo:paragraph-rsid="000968b6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PPOSITIV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20:47:45.696971706</meta:creation-date>
    <dc:date>2020-04-02T22:29:57.419417607</dc:date>
    <meta:editing-duration>PT26M52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364" meta:character-count="2212" meta:non-whitespace-character-count="1883"/>
  </office:meta>
</office:document-meta>
</file>